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WWNum1"/>
    <style:style style:name="P2" style:family="paragraph" style:parent-style-name="Heading_20_1" style:list-style-name="WWNum1">
      <style:paragraph-properties fo:break-before="page"/>
    </style:style>
    <style:style style:name="P3" style:family="paragraph" style:parent-style-name="Heading_20_3" style:list-style-name="WWNum1"/>
    <style:style style:name="P4" style:family="paragraph" style:parent-style-name="Heading_20_2" style:list-style-name="WWNum1"/>
    <style:style style:name="P5" style:family="paragraph" style:parent-style-name="Standard" style:list-style-name="WWNum1"/>
    <style:style style:name="P6" style:family="paragraph" style:parent-style-name="Standard" style:list-style-name="WWNum1">
      <style:paragraph-properties fo:margin-top="0cm" fo:margin-bottom="0cm" style:line-height-at-least="0.176cm" fo:text-align="justify" style:justify-single-word="false"/>
    </style:style>
    <style:style style:name="P7" style:family="paragraph" style:parent-style-name="Standard" style:list-style-name="WWNum1">
      <style:paragraph-properties fo:margin-top="0cm" fo:margin-bottom="0.353cm" style:line-height-at-least="0.176cm" fo:text-align="justify" style:justify-single-word="false"/>
    </style:style>
    <style:style style:name="T1" style:family="text">
      <style:text-properties style:use-window-font-color="true"/>
    </style:style>
    <style:style style:name="T2" style:family="text">
      <style:text-properties style:use-window-font-color="true" style:font-name-asian="Times New Roman"/>
    </style:style>
    <style:style style:name="T3" style:family="text">
      <style:text-properties style:use-window-font-color="true" fo:font-size="14pt" style:font-name-asian="Times New Roman" style:font-size-asian="14pt"/>
    </style:style>
    <style:style style:name="T4" style:family="text">
      <style:text-properties style:font-name="Calibri" fo:font-size="12pt" style:font-name-asian="Calibri1" style:font-size-asian="12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0832967" text:style-name="WWNum1">
        <text:list-item>
          <text:h text:style-name="P2" text:outline-level="1">Introduction</text:h>
        </text:list-item>
        <text:list-item>
          <text:p text:style-name="P6"/>
        </text:list-item>
        <text:list-item>
          <text:p text:style-name="P5">The advent of computers kicked off a race for development of a unified computing platform that could provide for a centralized computing facility, large and reliable storage and increased accessibility. This race brought about revolutionary technologies like Grid Computing, Clustered Systems, Distributed System and many others. Cloud Computing is the most recent development in this field and shows a lot of promise.</text:p>
          <text:list>
            <text:list-item>
              <text:h text:style-name="P4" text:outline-level="2"><text:bookmark text:name="h.tyjcwt"/>Cloud Computing</text:h>
            </text:list-item>
          </text:list>
        </text:list-item>
        <text:list-item>
          <text:p text:style-name="P6"/>
        </text:list-item>
        <text:list-item>
          <text:p text:style-name="P5">Cloud computing is a framework that revolves around the concept of providing services such as network storage and computational capabilities. One of the major motivations behind the development of cloud computing was to provide the above mentioned capabilities without the need to physically possess the resources. This is important as it makes available the resources even to individuals that may not possess the strength to set up the infrastructure needed to deliver such a computational environment. Users could thus avail services on subscription through service providers such as Google, Amazon etc.</text:p>
        </text:list-item>
        <text:list-item>
          <text:p text:style-name="P5">Services provided by the cloud need not be only of the form of software servers, rather individuals could subscribe to an entire computing infrastructure. We illustrate further, the different services provided by the cloud computing environment.</text:p>
          <text:list>
            <text:list-item>
              <text:list>
                <text:list-item>
                  <text:h text:style-name="P3" text:outline-level="3"><text:bookmark text:name="h.3dy6vkm"/>Infrastructure as a Service</text:h>
                </text:list-item>
              </text:list>
            </text:list-item>
          </text:list>
        </text:list-item>
        <text:list-item>
          <text:p text:style-name="P5">Infrastructure as a Service aims at outsourcing hardware resources such as computational power, network and storage. This means that an individual can access the hardware resources as his own but it is the service provider who assumes the responsibility of setting up, maintaining and housing it. Some of the major Infrastructures available for subscription are</text:p>
        </text:list-item>
        <text:list-item>
          <text:p text:style-name="P6"><text:span text:style-name="T4">Virtual Machines</text:span></text:p>
        </text:list-item>
        <text:list-item>
          <text:p text:style-name="P6"><text:span text:style-name="T4">Servers</text:span></text:p>
        </text:list-item>
        <text:list-item>
          <text:p text:style-name="P6"><text:span text:style-name="T4">Storage</text:span></text:p>
        </text:list-item>
        <text:list-item>
          <text:p text:style-name="P7"><text:span text:style-name="T4">Network</text:span></text:p>
        </text:list-item>
        <text:list-item>
          <text:p text:style-name="P5">It should be noted that though all these infrastructural facilities are provided to the user as a whole, they might be distributed over various areas, even geographically separated.</text:p>
          <text:list>
            <text:list-item>
              <text:list>
                <text:list-item>
                  <text:h text:style-name="P3" text:outline-level="3"><text:bookmark text:name="h.1t3h5sf"/>Platform as a Service</text:h>
                </text:list-item>
              </text:list>
            </text:list-item>
          </text:list>
        </text:list-item>
        <text:list-item>
          <text:p text:style-name="P5">Platform as a Service is a service model which provides a solution stack as a service. The service provider provides an individual a set of tools to develop and deploy software. PaaS allows individuals to build multi-tenant applications that can be concurrently accessed by a lot of users. PaaS provides subscription for</text:p>
        </text:list-item>
        <text:list-item>
          <text:p text:style-name="P6"><text:span text:style-name="T4">Execution Runtime</text:span></text:p>
        </text:list-item>
        <text:list-item>
          <text:p text:style-name="P6"><text:span text:style-name="T4">Database</text:span></text:p>
        </text:list-item>
        <text:list-item>
          <text:p text:style-name="P6"><text:span text:style-name="T4">Web-server</text:span></text:p>
        </text:list-item>
        <text:list-item>
          <text:p text:style-name="P7"><text:span text:style-name="T4">Development Tools</text:span></text:p>
          <text:list>
            <text:list-item>
              <text:list>
                <text:list-item>
                  <text:h text:style-name="P3" text:outline-level="3"><text:bookmark text:name="h.4d34og8"/>Software as a Service</text:h>
                </text:list-item>
              </text:list>
            </text:list-item>
          </text:list>
        </text:list-item>
        <text:list-item>
          <text:p text:style-name="P5">Software as a Service allows the software and its data to be placed on a remote server i.e. the cloud. SaaS allows this software by a subscriber using a remote machine like a desktop terminal via a web browser. Softwares that can be hosted on a cloud are</text:p>
        </text:list-item>
        <text:list-item>
          <text:p text:style-name="P6"><text:span text:style-name="T4">Customer Relationship Management</text:span></text:p>
        </text:list-item>
        <text:list-item>
          <text:p text:style-name="P6"><text:span text:style-name="T4">Management Information Systems</text:span></text:p>
        </text:list-item>
        <text:list-item>
          <text:p text:style-name="P6"><text:span text:style-name="T4">Human Resource Management</text:span></text:p>
        </text:list-item>
        <text:list-item>
          <text:p text:style-name="P6"><text:soft-page-break/><text:span text:style-name="T4">Enterprise Resource Planning</text:span></text:p>
        </text:list-item>
        <text:list-item>
          <text:p text:style-name="P6"><text:span text:style-name="T4">Content Management</text:span></text:p>
        </text:list-item>
        <text:list-item>
          <text:p text:style-name="P6"><text:span text:style-name="T4">Email</text:span></text:p>
        </text:list-item>
        <text:list-item>
          <text:p text:style-name="P7"><text:span text:style-name="T4">Virtual Desktop</text:span></text:p>
          <text:list>
            <text:list-item>
              <text:list>
                <text:list-item>
                  <text:h text:style-name="P3" text:outline-level="3"><text:span text:style-name="T3">Motivation</text:span></text:h>
                </text:list-item>
              </text:list>
            </text:list-item>
          </text:list>
        </text:list-item>
      </text:list>
      <text:p text:style-name="Text_20_body"><text:span text:style-name="T3"/></text:p>
      <text:list xml:id="list1151643630" text:continue-numbering="true" text:style-name="WWNum1">
        <text:list-item>
          <text:list>
            <text:list-item>
              <text:list>
                <text:list-item>
                  <text:p text:style-name="P1"><text:span text:style-name="T3">There is an ever-increasing demand for large-scale cloud computing systems</text:span></text:p>
                </text:list-item>
              </text:list>
            </text:list-item>
          </text:list>
        </text:list-item>
      </text:list>
      <text:p text:style-name="Text_20_body"><text:span text:style-name="T3">with tens to hundreds of thousands of computing nodes that are being designed and deployed. The large scale of cloud computing environments, combined with the ever-growing system complexity, has made reliability a tremendous challenge.</text:span></text:p>
      <text:p text:style-name="Text_20_body"><text:span text:style-name="T3">Component reliability becomes more difficult with the increasing complexity of the cloud components as well as growing system size. In order to improve component reliability, considerable research has been done to make cloud computing architectures resilient to faults and to make their applications more robust.</text:span></text:p>
      <text:p text:style-name="Text_20_body"><text:span text:style-name="T3">*****HOW WE TRY TO BE BETTER*****</text:span></text:p>
      <text:p text:style-name="Text_20_body"><text:span text:style-name="T3">The main aim is to create a self-healing cloud architecture which can efficiently detect failures in the system and take the corrective action based on meta-learning techniques.</text:span></text:p>
      <text:p text:style-name="Text_20_body"><text:span text:style-name="T3"/></text:p>
      <text:list xml:id="list1108894409" text:continue-numbering="true" text:style-name="WWNum1">
        <text:list-item>
          <text:list>
            <text:list-item>
              <text:list>
                <text:list-item>
                  <text:h text:style-name="P3" text:outline-level="3"><text:span text:style-name="T3">Main Contributions</text:span></text:h>
                </text:list-item>
              </text:list>
            </text:list-item>
          </text:list>
        </text:list-item>
      </text:list>
      <text:p text:style-name="Text_20_body"><text:span text:style-name="T3"/></text:p>
      <text:p text:style-name="Text_20_body"><text:span text:style-name="T3">In this study, we propose a dynamic meta-learning architecture which can detect possible failures in the cloud computing system. These failures are detected with a reasonable prediction accuracy on the basis of failure logs over a large period of time.</text:span></text:p>
      <text:p text:style-name="Text_20_body"><text:span text:style-name="T3">The architecture consists of two basic parts to predict and take corrective action:</text:span></text:p>
      <text:p text:style-name="Text_20_body"><text:span text:style-name="T3">One part preprocesses and analyzes system event logs. The preprocessed (cleansed) data is analyzed by means of associative rule based machine learning to examine interesting events which may possibly lead to faults. The machine learning techniques are also used to identify failure patterns amongst the different cloud components.</text:span></text:p>
      <text:p text:style-name="Text_20_body"><text:span text:style-name="T3">The second part uses the rules generated by the first part in order to carry out the corrective action and hence prevent failure. This may be done by means of migrating virtual machines running on computing nodes that are predicted to fail to another computing node.</text:span></text:p>
      <text:p text:style-name="Text_20_body"><text:span text:style-name="T3">These two parts, along with their main components, are illustrated in</text:span></text:p>
      <text:p text:style-name="Text_20_body"><text:span text:style-name="T3">(*******FIG NUMBER*******)</text:span></text:p>
      <text:p text:style-name="Text_20_body"><text:span text:style-name="T3"><text:s/>The details of the main components will be described in</text:span></text:p>
      <text:p text:style-name="Text_20_body"><text:span text:style-name="T3">(****Section no.****)</text:span></text:p>
      <text:p text:style-name="Text_20_body"><text:soft-page-break/><text:span text:style-name="T3"/></text:p>
      <text:list xml:id="list1233468859" text:style-name="WW8Num2">
        <text:list-item>
          <text:p text:style-name="IEEE_20_Heading_20_1"><text:span text:style-name="T1">Motive</text:span><text:span text:style-name="T2"> </text:span><text:span text:style-name="T1">and</text:span><text:span text:style-name="T2"> </text:span><text:span text:style-name="T1">Objective</text:span></text:p>
        </text:list-item>
      </text:list>
      <text:p text:style-name="IEEE_20_Paragraph"><text:span text:style-name="T3">Cloud computing is the next clustered computing architecture that supports distributed computing. It allows for dynamic creation and tear-down of computing infrastructure. It provides immense computing power without the specific need for maintaining and designing the infrastructure. Cloud Computing though promising is relatively nascent. The distributed architecture that forms the backbone of a Cloud Computing system is prone to faults. Thus, to improve the reliability of such systems, it is essential to detect and avoid <text:s/>faults <text:s/>in such systems. There is, therefore, a need to develop methods that will efficiently monitor cloud computing systems for faults and also correct them if possible. The project proposes a holistic approach to tackle faults and implement healing technologies. The new architecture proposed, makes use of process specific characteristics to reduce statistical data gathering while still achieving fault healing. The architecture relies on data mining and machine learning algorithms to detect faults and take healing a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Text_20_body" style:default-outline-level="1" style:list-style-name="" style:class="text">
      <style:paragraph-properties fo:margin-left="0cm" fo:margin-right="0cm" fo:margin-top="0.847cm" fo:margin-bottom="0cm" style:line-height-at-least="0.176cm" fo:text-align="justify" style:justify-single-word="false" fo:text-indent="0cm" style:auto-text-indent="false"/>
      <style:text-properties fo:font-variant="normal" fo:text-transform="none" fo:color="#365f91" style:text-line-through-style="solid" style:text-line-through-type="double" style:text-position="0% 100%" style:font-name="Cambria" fo:font-size="14pt" fo:font-style="normal" style:text-underline-style="none" fo:font-weight="bold" style:font-name-asian="Cambria1" style:font-size-asian="14pt" style:font-style-asian="normal" style:font-weight-asian="bold" style:font-name-complex="Cambria1"/>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Heading_20_2" style:display-name="Heading 2" style:family="paragraph" style:next-style-name="Text_20_body" style:default-outline-level="2" style:class="text">
      <style:paragraph-properties fo:margin-left="0cm" fo:margin-right="0cm" fo:margin-top="0.353cm" fo:margin-bottom="0cm" style:line-height-at-least="0.176cm" fo:text-align="justify" style:justify-single-word="false" fo:text-indent="0cm" style:auto-text-indent="false"/>
      <style:text-properties fo:font-variant="normal" fo:text-transform="none" fo:color="#4f81bd" style:text-line-through-style="solid" style:text-line-through-type="double" style:text-position="0% 100%" style:font-name="Cambria" fo:font-size="13pt" fo:font-style="normal" style:text-underline-style="none" fo:font-weight="bold" style:font-name-asian="Cambria1" style:font-size-asian="13pt" style:font-style-asian="normal" style:font-weight-asian="bold" style:font-name-complex="Cambria1"/>
    </style:style>
    <style:style style:name="Heading_20_3" style:display-name="Heading 3" style:family="paragraph" style:next-style-name="Text_20_body" style:default-outline-level="3" style:class="text">
      <style:paragraph-properties fo:margin-left="0cm" fo:margin-right="0cm" fo:margin-top="0.353cm" fo:margin-bottom="0cm" style:line-height-at-least="0.176cm" fo:text-align="justify" style:justify-single-word="false" fo:text-indent="0cm" style:auto-text-indent="false"/>
      <style:text-properties fo:font-variant="normal" fo:text-transform="none" fo:color="#4f81bd" style:text-line-through-style="solid" style:text-line-through-type="double" style:text-position="0% 100%" style:font-name="Cambria" fo:font-size="12pt" fo:font-style="normal" style:text-underline-style="none" fo:font-weight="bold" style:font-name-asian="Cambria1" style:font-size-asian="12pt" style:font-style-asian="normal" style:font-weight-asian="bold" style:font-name-complex="Cambria1"/>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2">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font-name-complex="Times New Roman"/>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3" style:display-name="ListLabel 3" style:family="text">
      <style:text-properties fo:font-variant="normal" fo:text-transform="none" fo:color="#000000" style:text-line-through-style="none" style:text-position="0% 0%" fo:font-size="11pt" fo:font-style="normal" style:text-underline-style="none" fo:font-weight="normal" style:font-size-asian="11pt" style:font-style-asian="normal" style:font-weight-asian="normal"/>
    </style:style>
    <style:style style:name="ListLabel_20_2" style:display-name="ListLabel 2" style:family="text">
      <style:text-properties fo:font-variant="normal" fo:text-transform="none" fo:color="#000000" style:text-line-through-style="none" style:text-position="0% 0%" fo:font-size="11pt" fo:font-style="normal" style:text-underline-style="none" fo:font-weight="normal" style:font-size-asian="11pt" style:font-style-asian="normal" style:font-weight-asian="normal" style:font-name-complex="Arial"/>
    </style:style>
    <style:style style:name="WW8Num2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2z1" style:family="text">
      <style:text-properties style:font-name="Times New Roman" fo:font-size="10pt" fo:font-style="normal" fo:font-weight="normal" style:font-size-asian="10pt" style:font-style-asian="normal" style:font-weight-asian="normal"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 style:num-format="1">
        <style:list-level-properties text:list-level-position-and-space-mode="label-alignment">
          <style:list-level-label-alignment text:label-followed-by="listtab" fo:margin-left="0.635cm"/>
        </style:list-level-properties>
      </text:list-level-style-number>
      <text:list-level-style-number text:level="2"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 style:num-format="a" text:display-levels="4">
        <style:list-level-properties text:list-level-position-and-space-mode="label-alignment">
          <style:list-level-label-alignment text:label-followed-by="listtab" fo:text-indent="2.54cm" fo:margin-left="3.175cm"/>
        </style:list-level-properties>
      </text:list-level-style-number>
      <text:list-level-style-number text:level="6" text:style-name="ListLabel_20_3" style:num-format="i" text:display-levels="5">
        <style:list-level-properties text:list-level-position-and-space-mode="label-alignment">
          <style:list-level-label-alignment text:label-followed-by="listtab" fo:text-indent="3.175cm" fo:margin-left="3.81cm"/>
        </style:list-level-properties>
      </text:list-level-style-number>
      <text:list-level-style-number text:level="7" text:style-name="ListLabel_20_3" style:num-format="1" text:display-levels="6">
        <style:list-level-properties text:list-level-position-and-space-mode="label-alignment">
          <style:list-level-label-alignment text:label-followed-by="listtab" fo:text-indent="3.81cm" fo:margin-left="4.445cm"/>
        </style:list-level-properties>
      </text:list-level-style-number>
      <text:list-level-style-number text:level="8" text:style-name="ListLabel_20_3" style:num-format="a" text:display-levels="7">
        <style:list-level-properties text:list-level-position-and-space-mode="label-alignment">
          <style:list-level-label-alignment text:label-followed-by="listtab" fo:text-indent="4.445cm" fo:margin-left="5.08cm"/>
        </style:list-level-properties>
      </text:list-level-style-number>
      <text:list-level-style-number text:level="9" text:style-name="ListLabel_20_3" style:num-format="i" text:display-levels="8">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nmay Kulkarni</meta:initial-creator>
    <meta:creation-date>2013-04-19T03:11:09</meta:creation-date>
    <dc:date>2013-04-19T04:37:56</dc:date>
    <dc:creator>Chinmay Kulkarni</dc:creator>
    <meta:editing-duration>PT1H24M26S</meta:editing-duration>
    <meta:editing-cycles>7</meta:editing-cycles>
    <meta:generator>LibreOffice/3.4$Linux LibreOffice_project/340m1$Build-402</meta:generator>
    <meta:document-statistic meta:table-count="0" meta:image-count="0" meta:object-count="0" meta:page-count="3" meta:paragraph-count="44" meta:word-count="868" meta:character-count="5770" meta:non-whitespace-character-count="4938"/>
  </office:meta>
</office:document-meta>
</file>